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ee7" officeooo:paragraph-rsid="001f1e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iffrement</text:p>
      <text:p text:style-name="P1"><text:tab/>clé de chiffrement</text:p>
      <text:p text:style-name="P1"><text:s text:c="3"/><text:tab/><text:tab/>fonction qui chiffre le mot de passe</text:p>
      <text:p text:style-name="P1"><text:tab/><text:tab/>mot de passe chiffré enregistré dan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3:45:56.650861700</meta:creation-date>
    <dc:date>2017-06-28T13:55:42.016082906</dc:date>
    <meta:editing-duration>PT9M46S</meta:editing-duration>
    <meta:editing-cycles>1</meta:editing-cycles>
    <meta:document-statistic meta:table-count="0" meta:image-count="0" meta:object-count="0" meta:page-count="1" meta:paragraph-count="4" meta:word-count="17" meta:character-count="110" meta:non-whitespace-character-count="88"/>
    <meta:generator>LibreOffice/5.3.1.2$Linux_x86 LibreOffice_project/30m0$Build-2</meta:generator>
  </office:meta>
</office:document-meta>
</file>